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huffling Around is a good-sized game. It has six discrete areas to work through. This document lists all the maps and flowcharts relevant to the game.</text:p>
      <text:p text:style-name="Standard"/>
      <text:p text:style-name="Standard">The first page contains the game map.</text:p>
      <text:p text:style-name="Standard"/>
      <text:p text:style-name="Standard">The second page contains the walkthrough flowchart for Store F.</text:p>
      <text:p text:style-name="Standard">The third page contains the walkthrough flowchart for Store I.</text:p>
      <text:p text:style-name="Standard">The fourth page contains the walkthrough flowchart for Store M.</text:p>
      <text:p text:style-name="Standard">The fifth page contains the walkthrough flowchart for Store R.</text:p>
      <text:p text:style-name="Standard"/>
      <text:p text:style-name="Standard">The maps were created with Trizbor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Schultz</meta:initial-creator>
    <meta:creation-date>2017-02-27T22:02:19.19</meta:creation-date>
    <dc:date>2017-02-27T22:16:48.59</dc:date>
    <dc:creator>Andrew Schultz</dc:creator>
    <meta:editing-duration>PT14M34S</meta:editing-duration>
    <meta:editing-cycles>4</meta:editing-cycles>
    <meta:generator>OpenOffice/4.0.1$Win32 OpenOffice.org_project/401m5$Build-9714</meta:generator>
    <meta:document-statistic meta:table-count="0" meta:image-count="0" meta:object-count="0" meta:page-count="1" meta:paragraph-count="7" meta:word-count="79" meta:character-count="474"/>
  </office:meta>
</office:document-meta>
</file>